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1fb4400" style:family="table" style:master-page-name="ta-mp-0x1fb4400">
      <style:table-properties table:display="true" style:writing-mode="lr-tb"/>
    </style:style>
    <style:style style:name="ta-0x1fb45f0" style:family="table" style:master-page-name="ta-mp-0x1fb45f0">
      <style:table-properties table:display="true" style:writing-mode="lr-tb"/>
    </style:style>
    <style:style style:name="ta-0x1fb47e0" style:family="table" style:master-page-name="ta-mp-0x1fb47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208b24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b908" style:family="table-cell" style:data-style-name="General">
      <style:table-cell-properties fo:background-color="transparent" fo:border-top="0.000cm none #c7c7c7" fo:border-bottom="0.018cm solid #000000" gnm:border-line-style-bottom="hair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208b48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a708" style:family="table-cell" style:data-style-name="ND.0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2088d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aca8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aee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91a8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9868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208adc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b008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9ce8" style:family="table-cell" style:data-style-name="General">
      <style:table-cell-properties fo:background-color="transparent" fo:border-top="0.000cm none #c7c7c7" fo:border-bottom="0.018cm solid #000000" gnm:border-line-style-bottom="hair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208a82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96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9748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9bc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9508" style:family="table-cell" style:data-style-name="General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2089aa8" style:family="table-cell" style:data-style-name="General">
      <style:table-cell-properties fo:background-color="transparent" fo:border-top="0.018cm solid #000000" gnm:border-line-style-top="hair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208aa68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908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208b7e8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92c8" style:family="table-cell" style:data-style-name="General">
      <style:table-cell-properties fo:background-color="transparent" fo:border-top="0.018cm solid #000000" gnm:border-line-style-top="hair" fo:border-bottom="0.018cm solid #000000" gnm:border-line-style-bottom="hair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208b6c8" style:family="table-cell" style:data-style-name="ND.0">
      <style:table-cell-properties fo:background-color="transparent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2089f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2088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2088f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52.50pt" style:use-optimal-column-width="true"/>
    </style:style>
    <style:style style:name="ACOL-2" style:family="table-column">
      <style:table-column-properties style:column-width="108.75pt" style:use-optimal-column-width="true"/>
    </style:style>
    <style:style style:name="ACOL-3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1fb440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3"/>
        <table:table-column table:default-cell-style-name="ACE-0x2089628" table:style-name="ACOL-0"/>
        <table:table-column table:style-name="ACOL-0" table:number-columns-repeated="3"/>
        <table:table-column table:default-cell-style-name="ACE-0x2089628" table:style-name="ACOL-0"/>
        <table:table-column table:style-name="ACOL-0" table:number-columns-repeated="3"/>
        <table:table-column table:default-cell-style-name="ACE-0x2089628" table:style-name="ACOL-1"/>
        <table:table-column table:style-name="ACOL-1"/>
        <table:table-column table:style-name="ACOL-0" table:number-columns-repeated="2"/>
        <table:table-column table:default-cell-style-name="ACE-0x2089628" table:style-name="ACOL-0"/>
        <table:table-column table:style-name="ACOL-0" table:number-columns-repeated="3"/>
        <table:table-column table:default-cell-style-name="ACE-0x2089628" table:style-name="ACOL-0"/>
        <table:table-column table:style-name="ACOL-0" table:number-columns-repeated="234"/>
        <table:table-row table:style-name="AROW-1">
          <table:table-cell table:style-name="ACE-0x2089628" office:value-type="string" office:string-value="Data Set">
            <text:p>Data Set</text:p>
          </table:table-cell>
          <table:table-cell table:number-columns-repeated="4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234" table:style-name="Gnumeric-default"/>
        </table:table-row>
        <table:table-row table:style-name="AROW-0">
          <table:table-cell table:number-columns-repeated="2" table:style-name="ACE-0x2089628"/>
          <table:table-cell table:style-name="ACE-0x208a708" office:value-type="string" office:string-value="-01">
            <text:p>-01</text:p>
          </table:table-cell>
          <table:table-cell table:number-columns-repeated="2" table:style-name="ACE-0x2089088"/>
          <table:table-cell table:style-name="ACE-0x2089088" office:value-type="string" office:string-value="Mean">
            <text:p>Mean</text:p>
          </table:table-cell>
          <table:table-cell table:style-name="ACE-0x208a708" office:value-type="string" office:string-value="-03">
            <text:p>-03</text:p>
          </table:table-cell>
          <table:table-cell table:number-columns-repeated="2" table:style-name="ACE-0x2089088"/>
          <table:table-cell table:style-name="ACE-0x2089088" office:value-type="string" office:string-value="Mean">
            <text:p>Mean</text:p>
          </table:table-cell>
          <table:table-cell table:style-name="ACE-0x2089f28" office:value-type="string" office:string-value="-vec -01">
            <text:p>-vec -01</text:p>
          </table:table-cell>
          <table:table-cell table:number-columns-repeated="2" table:style-name="ACE-0x2089088"/>
          <table:table-cell table:style-name="ACE-0x2089088" office:value-type="string" office:string-value="Mean">
            <text:p>Mean</text:p>
          </table:table-cell>
          <table:table-cell table:style-name="ACE-0x2089f28" office:value-type="string" office:string-value="-no-vec -01">
            <text:p>-no-vec -01</text:p>
          </table:table-cell>
          <table:table-cell table:number-columns-repeated="2" table:style-name="ACE-0x2089088"/>
          <table:table-cell table:style-name="ACE-0x2089088" office:value-type="string" office:string-value="Mean">
            <text:p>Mean</text:p>
          </table:table-cell>
          <table:table-cell table:style-name="ACE-0x2089f28" office:value-type="string" office:string-value="-xhost -01">
            <text:p>-xhost -01</text:p>
          </table:table-cell>
          <table:table-cell table:number-columns-repeated="2" table:style-name="ACE-0x208b248"/>
          <table:table-cell table:style-name="ACE-0x2089868" office:value-type="string" office:string-value="Mean">
            <text:p>Mean</text:p>
          </table:table-cell>
          <table:table-cell table:number-columns-repeated="234" table:style-name="ACE-0x2089628"/>
        </table:table-row>
        <table:table-row table:style-name="AROW-1">
          <table:table-cell table:style-name="ACE-0x208b6c8" office:value-type="string" office:string-value="cojack.dat">
            <text:p>cojack.dat</text:p>
          </table:table-cell>
          <table:table-cell table:style-name="ACE-0x208b488" office:value-type="string" office:string-value="Run">
            <text:p>Run</text:p>
          </table:table-cell>
          <table:table-cell table:style-name="ACE-0x2089bc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748"/>
          <table:table-cell table:style-name="ACE-0x2089bc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748"/>
          <table:table-cell table:style-name="ACE-0x2089bc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748"/>
          <table:table-cell table:style-name="ACE-0x2089bc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748"/>
          <table:table-cell table:style-name="ACE-0x2089bc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1a8"/>
          <table:table-cell table:number-columns-repeated="234" table:style-name="Gnumeric-default"/>
        </table:table-row>
        <table:table-row table:style-name="AROW-0">
          <table:table-cell table:style-name="ACE-0x208aca8"/>
          <table:table-cell table:style-name="ACE-0x2089ce8" office:value-type="string" office:string-value="Mflops">
            <text:p>Mflops</text:p>
          </table:table-cell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aee8"/>
          <table:table-cell table:number-columns-repeated="234" table:style-name="Gnumeric-default"/>
        </table:table-row>
        <table:table-row table:style-name="AROW-0">
          <table:table-cell table:style-name="ACE-0x208aca8"/>
          <table:table-cell table:style-name="ACE-0x20892c8" office:value-type="string" office:string-value="L2 cache miss rate [%]">
            <text:p>L2 cache miss rate [%]</text:p>
          </table:table-cell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aee8"/>
          <table:table-cell table:number-columns-repeated="234" table:style-name="Gnumeric-default"/>
        </table:table-row>
        <table:table-row table:style-name="AROW-0">
          <table:table-cell table:style-name="ACE-0x208aca8"/>
          <table:table-cell table:style-name="ACE-0x20892c8" office:value-type="string" office:string-value="L3 cache miss rate [%]">
            <text:p>L3 cache miss rate [%]</text:p>
          </table:table-cell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aee8"/>
          <table:table-cell table:number-columns-repeated="234" table:style-name="Gnumeric-default"/>
        </table:table-row>
        <table:table-row table:style-name="AROW-0">
          <table:table-cell table:style-name="ACE-0x208adc8"/>
          <table:table-cell table:style-name="ACE-0x2089aa8" office:value-type="string" office:string-value="Execution time [sec]">
            <text:p>Execution time [sec]</text:p>
          </table:table-cell>
          <table:table-cell table:style-name="ACE-0x208adc8"/>
          <table:table-cell table:number-columns-repeated="2" table:style-name="ACE-0x208a828"/>
          <table:table-cell table:style-name="ACE-0x208aa68"/>
          <table:table-cell table:style-name="ACE-0x208adc8"/>
          <table:table-cell table:number-columns-repeated="2" table:style-name="ACE-0x208a828"/>
          <table:table-cell table:style-name="ACE-0x208aa68"/>
          <table:table-cell table:style-name="ACE-0x208adc8"/>
          <table:table-cell table:number-columns-repeated="2" table:style-name="ACE-0x208a828"/>
          <table:table-cell table:style-name="ACE-0x208aa68"/>
          <table:table-cell table:style-name="ACE-0x208adc8"/>
          <table:table-cell table:number-columns-repeated="2" table:style-name="ACE-0x208a828"/>
          <table:table-cell table:style-name="ACE-0x208aa68"/>
          <table:table-cell table:style-name="ACE-0x208adc8"/>
          <table:table-cell table:number-columns-repeated="2" table:style-name="ACE-0x208a828"/>
          <table:table-cell table:style-name="ACE-0x208b008"/>
          <table:table-cell table:number-columns-repeated="234" table:style-name="Gnumeric-default"/>
        </table:table-row>
        <table:table-row table:style-name="AROW-0">
          <table:table-cell table:number-columns-repeated="5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234" table:style-name="Gnumeric-default"/>
        </table:table-row>
        <table:table-row table:style-name="AROW-0">
          <table:table-cell table:number-columns-repeated="5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234" table:style-name="Gnumeric-default"/>
        </table:table-row>
        <table:table-row table:style-name="AROW-1">
          <table:table-cell table:style-name="ACE-0x2089508" office:value-type="string" office:string-value="tjunk.dat">
            <text:p>tjunk.dat</text:p>
          </table:table-cell>
          <table:table-cell table:style-name="ACE-0x208b488" office:value-type="string" office:string-value="Run">
            <text:p>Run</text:p>
          </table:table-cell>
          <table:table-cell table:style-name="ACE-0x2089bc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748"/>
          <table:table-cell table:style-name="ACE-0x2089bc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748"/>
          <table:table-cell table:style-name="ACE-0x2089bc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748"/>
          <table:table-cell table:style-name="ACE-0x2089bc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1a8"/>
          <table:table-cell table:style-name="ACE-0x208974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1a8"/>
          <table:table-cell table:number-columns-repeated="234" table:style-name="Gnumeric-default"/>
        </table:table-row>
        <table:table-row table:style-name="AROW-0">
          <table:table-cell table:style-name="ACE-0x208aca8"/>
          <table:table-cell table:style-name="ACE-0x2089ce8" office:value-type="string" office:string-value="Mflops">
            <text:p>Mflops</text:p>
          </table:table-cell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234" table:style-name="Gnumeric-default"/>
        </table:table-row>
        <table:table-row table:style-name="AROW-0">
          <table:table-cell table:style-name="ACE-0x208aca8"/>
          <table:table-cell table:style-name="ACE-0x20892c8" office:value-type="string" office:string-value="L2 cache miss rate [%]">
            <text:p>L2 cache miss rate [%]</text:p>
          </table:table-cell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234" table:style-name="Gnumeric-default"/>
        </table:table-row>
        <table:table-row table:style-name="AROW-0">
          <table:table-cell table:style-name="ACE-0x208aca8"/>
          <table:table-cell table:style-name="ACE-0x20892c8" office:value-type="string" office:string-value="L3 cache miss rate [%]">
            <text:p>L3 cache miss rate [%]</text:p>
          </table:table-cell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234" table:style-name="Gnumeric-default"/>
        </table:table-row>
        <table:table-row table:style-name="AROW-0">
          <table:table-cell table:style-name="ACE-0x208adc8"/>
          <table:table-cell table:style-name="ACE-0x2089aa8" office:value-type="string" office:string-value="Execution time [sec]">
            <text:p>Execution time [sec]</text:p>
          </table:table-cell>
          <table:table-cell table:style-name="ACE-0x208adc8"/>
          <table:table-cell table:number-columns-repeated="2" table:style-name="ACE-0x208a828"/>
          <table:table-cell table:style-name="ACE-0x208aa68"/>
          <table:table-cell table:style-name="ACE-0x208adc8"/>
          <table:table-cell table:number-columns-repeated="2" table:style-name="ACE-0x208a828"/>
          <table:table-cell table:style-name="ACE-0x208aa68"/>
          <table:table-cell table:style-name="ACE-0x208adc8"/>
          <table:table-cell table:number-columns-repeated="2" table:style-name="ACE-0x208a828"/>
          <table:table-cell table:style-name="ACE-0x208aa68"/>
          <table:table-cell table:style-name="ACE-0x208adc8"/>
          <table:table-cell table:number-columns-repeated="2" table:style-name="ACE-0x208a828"/>
          <table:table-cell table:style-name="ACE-0x208b008"/>
          <table:table-cell table:number-columns-repeated="3" table:style-name="ACE-0x208a828"/>
          <table:table-cell table:style-name="ACE-0x208b008"/>
          <table:table-cell table:number-columns-repeated="234" table:style-name="Gnumeric-default"/>
        </table:table-row>
        <table:table-row table:style-name="AROW-0">
          <table:table-cell table:number-columns-repeated="5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234" table:style-name="Gnumeric-default"/>
        </table:table-row>
        <table:table-row table:style-name="AROW-0">
          <table:table-cell table:number-columns-repeated="5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234" table:style-name="Gnumeric-default"/>
        </table:table-row>
        <table:table-row table:style-name="AROW-1">
          <table:table-cell table:style-name="ACE-0x2089508" office:value-type="string" office:string-value="pent.dat">
            <text:p>pent.dat</text:p>
          </table:table-cell>
          <table:table-cell table:style-name="ACE-0x208b7e8" office:value-type="string" office:string-value="Run">
            <text:p>Run</text:p>
          </table:table-cell>
          <table:table-cell table:style-name="ACE-0x208974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748"/>
          <table:table-cell table:style-name="ACE-0x2089bc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1a8"/>
          <table:table-cell table:style-name="ACE-0x208974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1a8"/>
          <table:table-cell table:style-name="ACE-0x208974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1a8"/>
          <table:table-cell table:style-name="ACE-0x2089748" office:value-type="float" office:value="1">
            <text:p>1</text:p>
          </table:table-cell>
          <table:table-cell table:style-name="ACE-0x2089748" office:value-type="float" office:value="2">
            <text:p>2</text:p>
          </table:table-cell>
          <table:table-cell table:style-name="ACE-0x2089748" office:value-type="float" office:value="3">
            <text:p>3</text:p>
          </table:table-cell>
          <table:table-cell table:style-name="ACE-0x20891a8"/>
          <table:table-cell table:number-columns-repeated="234" table:style-name="Gnumeric-default"/>
        </table:table-row>
        <table:table-row table:style-name="AROW-0">
          <table:table-cell table:style-name="ACE-0x208aca8"/>
          <table:table-cell table:style-name="ACE-0x208b908" office:value-type="string" office:string-value="Mflops">
            <text:p>Mflops</text:p>
          </table:table-cell>
          <table:table-cell table:number-columns-repeated="3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234" table:style-name="Gnumeric-default"/>
        </table:table-row>
        <table:table-row table:style-name="AROW-0">
          <table:table-cell table:style-name="ACE-0x208aca8"/>
          <table:table-cell table:style-name="ACE-0x20892c8" office:value-type="string" office:string-value="L2 cache miss rate [%]">
            <text:p>L2 cache miss rate [%]</text:p>
          </table:table-cell>
          <table:table-cell table:number-columns-repeated="3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234" table:style-name="Gnumeric-default"/>
        </table:table-row>
        <table:table-row table:style-name="AROW-0">
          <table:table-cell table:style-name="ACE-0x208aca8"/>
          <table:table-cell table:style-name="ACE-0x20892c8" office:value-type="string" office:string-value="L3 cache miss rate [%]">
            <text:p>L3 cache miss rate [%]</text:p>
          </table:table-cell>
          <table:table-cell table:number-columns-repeated="3" table:style-name="Gnumeric-default"/>
          <table:table-cell table:style-name="ACE-0x2089628"/>
          <table:table-cell table:style-name="ACE-0x208aca8"/>
          <table:table-cell table:number-columns-repeated="2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3" table:style-name="Gnumeric-default"/>
          <table:table-cell table:style-name="ACE-0x208aee8"/>
          <table:table-cell table:number-columns-repeated="234" table:style-name="Gnumeric-default"/>
        </table:table-row>
        <table:table-row table:style-name="AROW-0">
          <table:table-cell table:style-name="ACE-0x208adc8"/>
          <table:table-cell table:style-name="ACE-0x2089aa8" office:value-type="string" office:string-value="Execution time [sec]">
            <text:p>Execution time [sec]</text:p>
          </table:table-cell>
          <table:table-cell table:number-columns-repeated="3" table:style-name="ACE-0x208a828"/>
          <table:table-cell table:style-name="ACE-0x208aa68"/>
          <table:table-cell table:style-name="ACE-0x208adc8"/>
          <table:table-cell table:number-columns-repeated="2" table:style-name="ACE-0x208a828"/>
          <table:table-cell table:style-name="ACE-0x208b008"/>
          <table:table-cell table:number-columns-repeated="3" table:style-name="ACE-0x208a828"/>
          <table:table-cell table:style-name="ACE-0x208b008"/>
          <table:table-cell table:number-columns-repeated="3" table:style-name="ACE-0x208a828"/>
          <table:table-cell table:style-name="ACE-0x208b008"/>
          <table:table-cell table:number-columns-repeated="3" table:style-name="ACE-0x208a828"/>
          <table:table-cell table:style-name="ACE-0x208b008"/>
          <table:table-cell table:number-columns-repeated="234" table:style-name="Gnumeric-default"/>
        </table:table-row>
        <table:table-row table:style-name="AROW-0">
          <table:table-cell table:number-columns-repeated="5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42" table:style-name="Gnumeric-default"/>
          <table:table-cell table:number-columns-repeated="192" table:style-name="Gnumeric-default"/>
        </table:table-row>
        <table:table-row table:style-name="AROW-0" table:number-rows-repeated="234">
          <table:table-cell table:number-columns-repeated="5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42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5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42" table:style-name="Gnumeric-default"/>
          <table:table-cell table:number-columns-repeated="192" table:style-name="Gnumeric-default"/>
        </table:table-row>
        <table:table-row table:style-name="AROW-0" table:number-rows-repeated="65279">
          <table:table-cell table:number-columns-repeated="5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3" table:style-name="Gnumeric-default"/>
          <table:table-cell table:style-name="ACE-0x2089628"/>
          <table:table-cell table:number-columns-repeated="42" table:style-name="Gnumeric-default"/>
          <table:table-cell table:number-columns-repeated="192" table:style-name="Gnumeric-default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1fb45f0" table:print="true">
        <office:forms form:automatic-focus="false" form:apply-design-mode="false">
          <form:form/>
        </office:forms>
        <table:table-column table:default-cell-style-name="ACE-0x2088e48" table:style-name="ACOL-0" table:number-columns-repeated="256"/>
        <table:table-row table:style-name="AROW-0">
          <table:table-cell table:number-columns-repeated="256" table:style-name="ACE-0x2088e48"/>
        </table:table-row>
        <table:table-row table:style-name="AROW-0">
          <table:table-cell table:number-columns-repeated="256" table:style-name="ACE-0x2088e48"/>
        </table:table-row>
        <table:table-row table:style-name="AROW-0" table:number-rows-repeated="65534">
          <table:table-cell table:number-columns-repeated="256" table:style-name="ACE-0x2088e48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1fb47e0" table:print="true">
        <office:forms form:automatic-focus="false" form:apply-design-mode="false">
          <form:form/>
        </office:forms>
        <table:table-column table:default-cell-style-name="ACE-0x2088f68" table:style-name="ACOL-0" table:number-columns-repeated="256"/>
        <table:table-row table:style-name="AROW-0">
          <table:table-cell table:number-columns-repeated="256" table:style-name="ACE-0x2088f68"/>
        </table:table-row>
        <table:table-row table:style-name="AROW-0">
          <table:table-cell table:number-columns-repeated="256" table:style-name="ACE-0x2088f68"/>
        </table:table-row>
        <table:table-row table:style-name="AROW-0" table:number-rows-repeated="65534">
          <table:table-cell table:number-columns-repeated="256" table:style-name="ACE-0x2088f68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24df3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25d54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25da4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1fb4400" style:display-name="Sheet1" style:page-layout-name="pl-0x24df3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fb45f0" style:display-name="Sheet2" style:page-layout-name="pl-0x25d54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1fb47e0" style:display-name="Sheet3" style:page-layout-name="pl-0x25da4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10-27T18:39:12Z</dc:date>
    <meta:creation-date>2014-10-27T18:07:53Z</meta:creation-date>
    <meta:generator>gnumeric/1.10.17</meta:generator>
  </office:meta>
</office:document-meta>
</file>